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e5409"/>
    </style:style>
    <style:style style:name="P2" style:family="paragraph" style:parent-style-name="Standard">
      <style:text-properties fo:language="en" fo:country="US" officeooo:rsid="00118d1b" officeooo:paragraph-rsid="00118d1b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rsid="00118d1b" officeooo:paragraph-rsid="0014c638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118d1b" officeooo:paragraph-rsid="002e5409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02e5409" officeooo:paragraph-rsid="002e5409"/>
    </style:style>
    <style:style style:name="P6" style:family="paragraph" style:parent-style-name="Standard">
      <style:text-properties fo:language="en" fo:country="US" officeooo:rsid="0025ae1f" officeooo:paragraph-rsid="00118d1b"/>
    </style:style>
    <style:style style:name="P7" style:family="paragraph" style:parent-style-name="Standard">
      <style:text-properties fo:language="en" fo:country="US" officeooo:rsid="002423fc" officeooo:paragraph-rsid="002423fc"/>
    </style:style>
    <style:style style:name="T1" style:family="text">
      <style:text-properties officeooo:rsid="00127570"/>
    </style:style>
    <style:style style:name="T2" style:family="text">
      <style:text-properties officeooo:rsid="001c6253"/>
    </style:style>
    <style:style style:name="T3" style:family="text">
      <style:text-properties officeooo:rsid="0024485b"/>
    </style:style>
    <style:style style:name="T4" style:family="text">
      <style:text-properties fo:color="#000000" style:font-name="Liberation Serif" fo:font-size="12pt" fo:language="en" fo:country="US" fo:font-weight="normal" officeooo:rsid="00223a91" style:font-size-asian="12pt" style:font-weight-asian="normal" style:font-size-complex="12pt" style:font-weight-complex="normal"/>
    </style:style>
    <style:style style:name="T5" style:family="text">
      <style:text-properties fo:color="#000000" style:font-name="Liberation Serif" fo:font-size="12pt" fo:language="en" fo:country="US" fo:font-weight="normal" officeooo:rsid="0023d924" style:font-size-asian="12pt" style:font-weight-asian="normal" style:font-size-complex="12pt" style:font-weight-complex="normal"/>
    </style:style>
    <style:style style:name="T6" style:family="text">
      <style:text-properties fo:color="#000000" style:font-name="Liberation Serif" fo:font-size="12pt" fo:language="en" fo:country="US" fo:font-weight="normal" officeooo:rsid="002e5409" style:font-size-asian="12pt" style:font-weight-asian="normal" style:font-size-complex="12pt" style:font-weight-complex="normal"/>
    </style:style>
    <style:style style:name="T7" style:family="text">
      <style:text-properties fo:color="#000000" style:font-name="Liberation Serif" fo:font-size="12pt" fo:language="en" fo:country="US" fo:font-weight="normal" officeooo:rsid="00118d1b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Serif" fo:font-size="12pt" fo:font-weight="normal" officeooo:rsid="00118d1b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erif" fo:font-size="12pt" fo:font-weight="normal" officeooo:rsid="00223a91" style:font-size-asian="12pt" style:font-weight-asian="normal" style:font-size-complex="12pt" style:font-weight-complex="normal"/>
    </style:style>
    <style:style style:name="T10" style:family="text">
      <style:text-properties fo:color="#000000" style:font-name="Liberation Serif" fo:font-size="12pt" fo:font-weight="normal" officeooo:rsid="002e5409" style:font-size-asian="12pt" style:font-weight-asian="normal" style:font-size-complex="12pt" style:font-weight-complex="normal"/>
    </style:style>
    <style:style style:name="T11" style:family="text">
      <style:text-properties fo:color="#000000" style:font-name="Liberation Serif" fo:font-size="12pt" fo:font-weight="normal" officeooo:rsid="0023d924" style:font-size-asian="12pt" style:font-weight-asian="normal" style:font-size-complex="12pt" style:font-weight-complex="normal"/>
    </style:style>
    <style:style style:name="T12" style:family="text">
      <style:text-properties officeooo:rsid="0027e08a"/>
    </style:style>
    <style:style style:name="T13" style:family="text">
      <style:text-properties fo:language="en" fo:country="US" officeooo:rsid="001c6253"/>
    </style:style>
    <style:style style:name="T14" style:family="text">
      <style:text-properties fo:language="en" fo:country="US" officeooo:rsid="002ea9cb"/>
    </style:style>
    <style:style style:name="T15" style:family="text">
      <style:text-properties officeooo:rsid="002ea9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ar <text:span text:style-name="T3">E</text:span>ditor:</text:p>
      <text:p text:style-name="P2"/>
      <text:p text:style-name="P1"><text:span text:style-name="Default_20_Paragraph_20_Font"><text:span text:style-name="T7">Attached is the revised version of our paper “</text:span></text:span><text:span text:style-name="Default_20_Paragraph_20_Font"><text:span text:style-name="T4">Differential Evolution with Enhanced Diversity </text:span></text:span><text:span text:style-name="Default_20_Paragraph_20_Font"><text:span text:style-name="T6">Maintenance</text:span></text:span><text:span text:style-name="Default_20_Paragraph_20_Font"><text:span text:style-name="T7">” (manuscript number: </text:span></text:span><text:span text:style-name="Default_20_Paragraph_20_Font"><text:span text:style-name="T4">#OPT-D-18-00</text:span></text:span><text:span text:style-name="Default_20_Paragraph_20_Font"><text:span text:style-name="T5">396</text:span></text:span><text:span text:style-name="Default_20_Paragraph_20_Font"><text:span text:style-name="T7">). </text:span></text:span><text:span text:style-name="Default_20_Paragraph_20_Font"><text:span text:style-name="T6">This version includes just minor changes attending to the comments that arose in the second review of our paper. </text:span></text:span><text:span text:style-name="T13">Particularly, some grammar mistakes were corrected and the </text:span><text:span text:style-name="T14">whole</text:span><text:span text:style-name="T13"> paper has been carefully revised by a native speaker. Throughout the whole review process, we believe that the paper has been significantly improved.</text:span></text:p>
      <text:p text:style-name="P3"/>
      <text:p text:style-name="P5">Regarding the comment about related papers published in OPTL by the authors, <text:span text:style-name="T15">other</text:span> papers that we have <text:span text:style-name="T12">published in OPTL </text:span>are not very related <text:span text:style-name="T15">to this research,</text:span> so citing them is not helpful. However, when <text:span text:style-name="T15">reviewing</text:span> again <text:span text:style-name="T15">some </text:span>papers <text:span text:style-name="T15">that have been published in </text:span>OPTL, we found the paper <text:span text:style-name="T12">“(Non) convergence results for the differential evolution method” by Marco Locatelli et. al., which addresses several issues directly related to diversity maintenance, such as convergence properties of Differential Evolution. </text:span>Some of their studies are quite relevant to our paper so we have referenced it.</text:p>
      <text:p text:style-name="P6"/>
      <text:p text:style-name="P4">Thank you for your careful review of our <text:span text:style-name="T1">manuscript and for your support.</text:span></text:p>
      <text:p text:style-name="P2"/>
      <text:p text:style-name="P7">Sincerely,</text:p>
      <text:p text:style-name="P7"><text:s text:c="2"/>The autho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ymbol" svg:font-family="OpenSymbol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es" fo:country="MX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fo:hyphenation-remain-char-count="2" fo:hyphenation-push-char-count="2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paragraph-properties fo:hyphenation-ladder-count="no-limit"/>
      <style:text-properties style:font-name="Liberation Serif" fo:font-family="'Liberation Serif'" style:font-family-generic="roman" style:font-pitch="variable" fo:font-size="18pt" fo:font-weight="bold" style:font-name-asian="Liberation Serif" style:font-family-asian="'Liberation Serif'" style:font-family-generic-asian="roman" style:font-pitch-asian="variable" style:font-size-asian="18pt" style:font-weight-asian="bold" style:font-name-complex="Liberation Serif" style:font-family-complex="'Liberation Serif'" style:font-family-generic-complex="roman" style:font-pitch-complex="variable" style:font-size-complex="18pt" style:font-weight-complex="bold" fo:hyphenate="false" fo:hyphenation-remain-char-count="2" fo:hyphenation-push-char-count="2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3:17:34.515784420</meta:creation-date>
    <dc:date>2019-06-11T17:06:01.661149267</dc:date>
    <meta:editing-duration>PT1H6M34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179" meta:character-count="1170" meta:non-whitespace-character-count="995"/>
  </office:meta>
</office:document-meta>
</file>